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Arial"/>
    <style:font-face style:name="Mangal1" svg:font-family="Mangal"/>
    <style:font-face style:name="Verdana" svg:font-family="Verdana, Arial, Helvetica, sans-serif"/>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color="#008000" fo:font-weight="normal" style:font-weight-asian="normal" style:font-weight-complex="normal"/>
    </style:style>
    <style:style style:name="P5" style:family="paragraph" style:parent-style-name="Standard">
      <style:paragraph-properties fo:text-align="start" style:justify-single-word="false"/>
      <style:text-properties fo:color="#0000ff" fo:font-weight="normal" style:font-weight-asian="normal" style:font-weight-complex="normal"/>
    </style:style>
    <style:style style:name="P6" style:family="paragraph" style:parent-style-name="Preformatted_20_Text">
      <style:paragraph-properties fo:margin-left="0.1252in" fo:margin-right="0in" style:line-height-at-least="0.1354in" fo:orphans="2" fo:widows="2" fo:text-indent="0in" style:auto-text-indent="false" fo:background-color="#fefefe" fo:padding="0.0417in" fo:border="0.0008in solid #000000">
        <style:background-image/>
      </style:paragraph-properties>
      <style:text-properties fo:font-variant="normal" fo:text-transform="none" fo:color="#000000" style:font-name="Courier New" fo:font-size="10.5pt" fo:letter-spacing="normal" fo:font-style="normal" fo:font-weight="normal"/>
    </style:style>
    <style:style style:name="P7" style:family="paragraph" style:parent-style-name="Preformatted_20_Text">
      <style:paragraph-properties fo:margin-left="0.1252in" fo:margin-right="0in" style:line-height-at-least="0.1354in" fo:orphans="2" fo:widows="2" fo:text-indent="0in" style:auto-text-indent="false" fo:background-color="#fefefe" fo:padding="0.0417in" fo:border="0.0008in solid #000000">
        <style:background-image/>
      </style:paragraph-properties>
      <style:text-properties fo:font-variant="normal" fo:text-transform="none" fo:color="#000000" fo:letter-spacing="normal"/>
    </style:style>
    <style:style style:name="P8" style:family="paragraph" style:parent-style-name="Preformatted_20_Text">
      <style:paragraph-properties fo:margin-left="0.1252in" fo:margin-right="0in" style:line-height-at-least="0.1354in" fo:orphans="2" fo:widows="2" fo:text-indent="0in" style:auto-text-indent="false" fo:background-color="#fefefe" fo:padding="0.0417in" fo:border="0.0008in solid #000000">
        <style:background-image/>
      </style:paragraph-properties>
    </style:style>
    <style:style style:name="P9" style:family="paragraph" style:parent-style-name="Preformatted_20_Text">
      <style:paragraph-properties fo:margin-left="0.1252in" fo:margin-right="0in" fo:margin-top="0in" fo:margin-bottom="0.1965in" style:line-height-at-least="0.1354in" fo:orphans="2" fo:widows="2" fo:text-indent="0in" style:auto-text-indent="false" fo:background-color="#fefefe" fo:padding="0.0417in" fo:border="0.0008in solid #000000">
        <style:background-image/>
      </style:paragraph-properties>
      <style:text-properties fo:font-variant="normal" fo:text-transform="none" fo:color="#000000" style:font-name="Courier New" fo:font-size="10.5pt" fo:letter-spacing="normal" fo:font-style="normal" fo:font-weight="normal"/>
    </style:style>
    <style:style style:name="P10" style:family="paragraph" style:parent-style-name="Text_20_body">
      <style:paragraph-properties fo:margin-left="0in" fo:margin-right="0in" style:line-height-at-least="0.1874in" fo:text-align="center" style:justify-single-word="false" fo:orphans="2" fo:widows="2" fo:text-indent="0in" style:auto-text-indent="false"/>
      <style:text-properties style:font-name="Times New Roman" fo:font-size="12pt" fo:font-weight="normal" style:font-size-asian="12pt" style:font-weight-asian="normal" style:font-size-complex="12pt" style:font-weight-complex="normal"/>
    </style:style>
    <style:style style:name="P11" style:family="paragraph" style:parent-style-name="Preformatted_20_Text">
      <style:paragraph-properties fo:margin-left="0.1252in" fo:margin-right="0in" style:line-height-at-least="0.1354in" fo:orphans="2" fo:widows="2" fo:text-indent="0in" style:auto-text-indent="false" fo:background-color="#fefefe" fo:padding="0.0417in" fo:border="0.0008in solid #000000">
        <style:background-image/>
      </style:paragraph-properties>
      <style:text-properties fo:font-variant="normal" fo:text-transform="none" fo:color="#000000" style:font-name="Courier New" fo:font-size="10.5pt" fo:letter-spacing="normal" fo:font-style="normal" fo:font-weight="normal"/>
    </style:style>
    <style:style style:name="P12" style:family="paragraph" style:parent-style-name="Standard">
      <style:paragraph-properties fo:text-align="start" style:justify-single-word="false"/>
      <style:text-properties fo:color="#0000ff" fo:font-weight="normal" style:font-weight-asian="normal" style:font-weight-complex="normal"/>
    </style:style>
    <style:style style:name="P13" style:family="paragraph" style:parent-style-name="Standard">
      <style:paragraph-properties fo:text-align="start" style:justify-single-word="false"/>
      <style:text-properties fo:color="#008000"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color="#0000ff"/>
    </style:style>
    <style:style style:name="T3" style:family="text">
      <style:text-properties fo:font-variant="normal" fo:text-transform="none" fo:color="#000000" fo:letter-spacing="normal" fo:font-style="normal"/>
    </style:style>
    <style:style style:name="T4" style:family="text">
      <style:text-properties fo:font-variant="normal" fo:text-transform="none" fo:color="#000000" style:font-name="Times New Roman" fo:font-size="12pt" fo:letter-spacing="normal" fo:font-style="normal" style:font-size-asian="12pt" style:font-size-complex="12pt"/>
    </style:style>
    <style:style style:name="T5" style:family="text">
      <style:text-properties fo:font-variant="normal" fo:text-transform="none" fo:color="#000000" style:font-name="Verdana" fo:font-size="8.25pt" fo:letter-spacing="normal" fo:font-style="normal" fo:font-weight="bold"/>
    </style:style>
    <style:style style:name="T6" style:family="text">
      <style:text-properties style:font-name="Courier New" fo:font-size="10.5pt" fo:font-style="normal" fo:font-weight="normal"/>
    </style:style>
    <style:style style:name="T7" style:family="text">
      <style:text-properties fo:color="#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me Performance</text:p>
      <text:p text:style-name="P2">Game performance is a plugin for getting a loop run at a certain speed while returning the maximum time back to the processor. The loop will run at a certain LPS cap or Loops Per Second which also means Frames Per Second. The rest of that time is returned back to the CPU. DBP's sync command doesn't automatically do this but my plugin will return the CPU time back to the CPU so it is running <text:s/>it's fastest. This plugin was created to replace the sync command. I do call fast sync in my plugin just to make sure everything is still updated correctly.</text:p>
      <text:p text:style-name="P2"/>
      <text:p text:style-name="P3"><text:span text:style-name="T4">Instead of simply running something in a Do Loop you can set the rate it is executed. This way you can find the minimum amount of times per second it can run. This way you cut a lot of needless calculations per second out of the equation! It is great for For Loop, While Loops, and repeat Until Loop because it can be run at any rate! You can save on performance by using these practices.</text:span><text:line-break/><text:line-break/><text:span text:style-name="T5">All display commands should be run in a loop setup like this:</text:span></text:p>
      <text:p text:style-name="P6">GP Setup</text:p>
      <text:p text:style-name="P6"><text:bookmark text:name="el23746840"/>Index = GP Create Task("DisplayLoop", 60) ` 60 FPS because of FastSync</text:p>
      <text:p text:style-name="P8"/>
      <text:p text:style-name="P6">Do <text:s text:c="5"/></text:p>
      <text:p text:style-name="P8"/>
      <text:p text:style-name="P7"><text:s text:c="4"/><text:span text:style-name="T6">GP Update</text:span></text:p>
      <text:p text:style-name="P6">Loop</text:p>
      <text:p text:style-name="P8"/>
      <text:p text:style-name="P6">Function DisplayLoop()</text:p>
      <text:p text:style-name="P7"><text:s text:c="8"/></text:p>
      <text:p text:style-name="P7"><text:s text:c="4"/><text:span text:style-name="T6">FastSync ` Run sync command here!</text:span></text:p>
      <text:p text:style-name="P9">EndFunction</text:p>
      <text:p text:style-name="P10"><text:span text:style-name="T3">Instead of running the display at the maximum rate you can set the display to only run for 60 loops or 60 frames because FastSync will update each frame.</text:span> </text:p>
      <text:p text:style-name="P2"/>
      <text:p text:style-name="P2"><text:span text:style-name="T1">Side Note:</text:span> Keep in mind these loops are not run in parallel. My multi-threading plugin will be used for this task.</text:p>
      <text:p text:style-name="P2"/>
      <text:p text:style-name="P4">` Sets up the Game Performance Plugin</text:p>
      <text:p text:style-name="P5">GP Setup</text:p>
      <text:p text:style-name="P3"/>
      <text:p text:style-name="P4">` Input the functions name which will be representing the loop. The LPS cap which can also be thought of as the FPS is the second parameter.</text:p>
      <text:p text:style-name="P3"><text:span text:style-name="T7">Index =</text:span><text:span text:style-name="T2"> GP Create Task(</text:span>FunctionName$, LPSCap)</text:p>
      <text:p text:style-name="P3"/>
      <text:p text:style-name="P4">` This command will update all of the loops that were created. It will run them at the rate that is set. This command will not use Fast Sync so it will be Thread Safe!</text:p>
      <text:p text:style-name="P5">GP Update</text:p>
      <text:p text:style-name="P5"/>
      <text:p text:style-name="P4">` This command will return the task type. Count – Will run the loop x amount of times, Time – Will run the loop for x amount of time. Loop – Will loop indefinitely. </text:p>
      <text:p text:style-name="P5"><text:span text:style-name="T7">Index = </text:span>GP Get Task Type<text:span text:style-name="T7">(Index)</text:span></text:p>
      <text:p text:style-name="P5"/>
      <text:p text:style-name="P4">` This command will end the task Index </text:p>
      <text:p text:style-name="P5">GP End Task <text:span text:style-name="T7">Index</text:span></text:p>
      <text:p text:style-name="P4"><text:soft-page-break/>` This command will set the task to run for a certain duration.</text:p>
      <text:p text:style-name="P5">GP Set Task To Time <text:span text:style-name="T7">Index, Duration</text:span></text:p>
      <text:p text:style-name="P4"/>
      <text:p text:style-name="P4">` This command will set the task to run for a certain amount of times.</text:p>
      <text:p text:style-name="P5">GP Set Task To Count <text:span text:style-name="T7">Index, Count</text:span></text:p>
      <text:p text:style-name="P5"/>
      <text:p text:style-name="P4">` This command will set the task to loop indefinitely. <text:s/>By default tasks will loop indefinitely</text:p>
      <text:p text:style-name="P5">GP Set Task To Loop <text:span text:style-name="T7">Index</text:span></text:p>
      <text:p text:style-name="P5"><text:span text:style-name="T7"/></text:p>
      <text:p text:style-name="P4">` This command will pause the task</text:p>
      <text:p text:style-name="P5">GP Pause Task <text:span text:style-name="T7">Index</text:span></text:p>
      <text:p text:style-name="P5"/>
      <text:p text:style-name="P4">` This command will resume the task</text:p>
      <text:p text:style-name="P5">GP Resume Task <text:span text:style-name="T7">Index</text:span></text:p>
      <text:p text:style-name="P5"/>
      <text:p text:style-name="P4">` This command will stop the task</text:p>
      <text:p text:style-name="P5">GP Stop Task <text:span text:style-name="T7">Inde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Arial"/>
    <style:font-face style:name="Mangal1" svg:font-family="Mangal"/>
    <style:font-face style:name="Verdana" svg:font-family="Verdana, Arial, Helvetica, sans-serif"/>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NSimSun" style:font-size-asian="10pt" style:font-name-complex="Courier New1"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3T22:00:39.50</meta:creation-date>
    <dc:date>2012-09-17T22:56:44.41</dc:date>
    <meta:editing-duration>PT29M56S</meta:editing-duration>
    <meta:editing-cycles>5</meta:editing-cycles>
    <meta:generator>OpenOffice.org/3.4.1$Win32 OpenOffice.org_project/341m1$Build-9593</meta:generator>
    <meta:document-statistic meta:table-count="0" meta:image-count="0" meta:object-count="0" meta:page-count="2" meta:paragraph-count="36" meta:word-count="499" meta:character-count="2605"/>
  </office:meta>
</office:document-meta>
</file>